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outerDiameter</text:p>
          </table:table-cell>
          <table:table-cell office:value-type="string">
            <text:p>length</text:p>
          </table:table-cell>
          <table:table-cell office:value-type="string">
            <text:p>innerDiameter</text:p>
          </table:table-cell>
        </table:table-row>
        <table:table-row table:style-name="ro2">
          <table:table-cell office:value-type="string">
            <text:p>LM5UU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LM6UU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LM8UU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LME8UU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LM10UU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LME12UU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LM16UU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LME20UU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</table:table-row>
        <table:table-row table:style-name="ro2" table:number-rows-repeated="1048566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9">00/00/0000</text:date>, <text:time style:data-style-name="N2" text:time-value="0000-00-00T05:27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19T05:27:21</dc:date>
    <dc:creator>Steve </dc:creator>
    <meta:generator>LibreOffice/4.0.2.2$Linux_X86_64 LibreOffice_project/400m0$Build-2</meta:generator>
    <meta:editing-duration>PT5S</meta:editing-duration>
    <meta:editing-cycles>4</meta:editing-cycles>
    <meta:document-statistic meta:table-count="1" meta:cell-count="36" meta:object-count="0"/>
  </office:meta>
</office:document-meta>
</file>